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0e552" officeooo:paragraph-rsid="0000e552"/>
    </style:style>
    <style:style style:name="P2" style:family="paragraph" style:parent-style-name="Standard">
      <style:paragraph-properties fo:text-align="justify" style:justify-single-word="false"/>
      <style:text-properties officeooo:rsid="0000e552" officeooo:paragraph-rsid="0000e552"/>
    </style:style>
    <style:style style:name="P3" style:family="paragraph" style:parent-style-name="Standard">
      <style:paragraph-properties fo:text-align="justify" style:justify-single-word="false"/>
      <style:text-properties officeooo:rsid="00014949" officeooo:paragraph-rsid="00014949"/>
    </style:style>
    <style:style style:name="P4" style:family="paragraph" style:parent-style-name="Standard">
      <style:paragraph-properties fo:text-align="justify" style:justify-single-word="false"/>
      <style:text-properties officeooo:rsid="00014949" officeooo:paragraph-rsid="00014949"/>
    </style:style>
    <style:style style:name="P5" style:family="paragraph" style:parent-style-name="Standard">
      <style:paragraph-properties fo:text-align="justify" style:justify-single-word="false"/>
      <style:text-properties officeooo:rsid="00034446" officeooo:paragraph-rsid="00034446"/>
    </style:style>
    <style:style style:name="P6" style:family="paragraph" style:parent-style-name="Standard">
      <style:paragraph-properties fo:text-align="justify" style:justify-single-word="false"/>
      <style:text-properties officeooo:rsid="0000e552" officeooo:paragraph-rsid="0000e552"/>
    </style:style>
    <style:style style:name="P7" style:family="paragraph" style:parent-style-name="Standard">
      <style:paragraph-properties fo:text-align="justify" style:justify-single-word="false"/>
      <style:text-properties officeooo:rsid="00066e2d" officeooo:paragraph-rsid="00066e2d"/>
    </style:style>
    <style:style style:name="T1" style:family="text">
      <style:text-properties officeooo:rsid="00014949"/>
    </style:style>
    <style:style style:name="T2" style:family="text">
      <style:text-properties officeooo:rsid="00034446"/>
    </style:style>
    <style:style style:name="T3" style:family="text">
      <style:text-properties officeooo:rsid="00053c82"/>
    </style:style>
    <style:style style:name="fr1" style:family="graphic" style:parent-style-name="OLE">
      <style:graphic-properties style:run-through="foreground" style:wrap="none" style:vertical-pos="top" style:vertical-rel="paragraph"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1</text:p>
      <text:p text:style-name="P1">CSCI4030U</text:p>
      <text:p text:style-name="P1">Melvin Cheng – 100526486</text:p>
      <text:p text:style-name="P1"/>
      <text:p text:style-name="P7">The programs are written in Go.</text:p>
      <text:p text:style-name="P2"/>
      <text:p text:style-name="P2">Apriori takes in 3 arguments. The first argument is the threshold, the second argument is the data file, the third argument is the number of baskets the program will go through. If the third argument is 0 or less, the entire dataset is used. If there are not enough arguments, the program will stop. </text:p>
      <text:p text:style-name="P2"/>
      <text:p text:style-name="P3">Tests with threshold of 1000, and 5000 were also conducted. However, the values obtain were nearly identical to 500, and 10000. Therefore, they were removed. </text:p>
      <text:p text:style-name="P2"><draw:frame draw:style-name="fr2" draw:name="Object3" text:anchor-type="paragraph" svg:width="21.59cm" svg:height="13.787cm" draw:z-index="2"><draw:object xlink:href="./Object 3" xlink:type="simple" xlink:show="embed" xlink:actuate="onLoad"/><draw:image xlink:href="./ObjectReplacements/Object 3" xlink:type="simple" xlink:show="embed" xlink:actuate="onLoad"/></draw:frame></text:p>
      <text:p text:style-name="P2"/>
      <text:p text:style-name="P2"/>
      <text:p text:style-name="P2"/>
      <text:p text:style-name="P2"/>
      <text:p text:style-name="P2"/>
      <text:p text:style-name="P2"/>
      <text:p text:style-name="P2"/>
      <text:p text:style-name="P2"><text:soft-page-break/></text:p>
      <text:p text:style-name="P2"/>
      <text:p text:style-name="P2">PCY takes in 4 arguments. The first argument is the threshold, the second argument is the data file, the third argument is the number of baskets the program will go through, and the fourth argument is the number of buckets. If the third argument is 0 or less, the enter dataset is used. If the fourth argument is 0 or less, the program will stop. If there are not enough arguments, the program will stop. <text:span text:style-name="T1">Change the number of buckets does not seem to significantly change the speed of the program.</text:span></text:p>
      <text:p text:style-name="P2"/>
      <text:p text:style-name="P3">Tests with threshold of 1000, and 5000 were also conducted. However, the values obtain were nearly identical to values obtain from threshold tests of 500, and 10000. Therefore, they were removed.</text:p>
      <text:p text:style-name="P3"/>
      <text:p text:style-name="P3"><draw:frame draw:style-name="fr2" draw:name="Object2" text:anchor-type="paragraph" svg:width="21.59cm" svg:height="12.374cm" draw:z-index="1"><draw:object xlink:href="./Object 2" xlink:type="simple" xlink:show="embed" xlink:actuate="onLoad"/><draw:image xlink:href="./ObjectReplacements/Object 2"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Threshold tests of 250000 were also conducted on the <text:span text:style-name="T2">N</text:span>etflix data. However, due to the scale of the graph, 250000 and 150000 had the <text:span text:style-name="T3">similar </text:span>results on the graph, therefore, 250000 was removed from the graph. <text:span text:style-name="T2">Increments of 75000 was used due to the size of the data.</text:span></text:p>
      <text:p text:style-name="P3"/>
      <text:p text:style-name="P5">Threshold of 5000 was used at the worst case scenario for the Netflix data because when attempting to test threshold of 2, and 100, all the RAM would be used and half of the swap was used. These tests ran for 3+ hours without finishing. </text:p>
      <text:p text:style-name="P5"/>
      <text:p text:style-name="P5"/>
      <text:p text:style-name="P5"><draw:frame draw:style-name="fr1" draw:name="Object1" text:anchor-type="paragraph" svg:width="21.59cm" svg:height="13.192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07:25:47.478149439</meta:creation-date>
    <dc:date>2016-03-07T17:09:04.907608206</dc:date>
    <meta:editing-duration>PT34M31S</meta:editing-duration>
    <meta:editing-cycles>5</meta:editing-cycles>
    <meta:generator>LibreOffice/4.2.8.2$Linux_X86_64 LibreOffice_project/420m0$Build-2</meta:generator>
    <meta:document-statistic meta:table-count="0" meta:image-count="0" meta:object-count="3" meta:page-count="3" meta:paragraph-count="10" meta:word-count="306" meta:character-count="1726" meta:non-whitespace-character-count="14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right-angled-axes="true" chart:error-category="cell-rang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chart:error-category="cell-range" chart:error-upper-range="local-table.$B$2:.$B$26" chart:error-lower-range="local-table.$B$2:.$B$26"/>
      <style:graphic-properties svg:stroke-width="0.08cm" svg:stroke-color="#004586" draw:fill-color="#004586"/>
      <style:text-properties fo:font-size="10pt" style:font-size-asian="10pt" style:font-size-complex="10pt"/>
    </style:style>
    <style:style style:name="ch10" style:family="chart">
      <style:chart-properties chart:error-upper-indicator="true" chart:error-lower-indicator="true" chart:error-category="cell-range" chart:error-upper-range="local-table.$D$2:.$D$26" chart:error-lower-range="local-table.$E$2:.$E$26" chart:std-weight="1"/>
      <style:graphic-properties draw:stroke="solid" svg:stroke-width="0cm" svg:stroke-color="#000000" svg:stroke-opacity="100%" draw:stroke-linejoin="round"/>
    </style:style>
    <style:style style:name="ch11" style:family="chart" style:data-style-name="N0">
      <style:chart-properties chart:symbol-type="named-symbol" chart:symbol-name="diamond" chart:symbol-width="0.25cm" chart:symbol-height="0.25cm" chart:link-data-style-to-source="true" chart:error-category="cell-range" chart:error-upper-range="local-table.$B$2:.$B$26" chart:error-lower-range="local-table.$B$2:.$B$26"/>
      <style:graphic-properties svg:stroke-width="0.08cm" svg:stroke-color="#ff420e" draw:fill-color="#ff420e"/>
      <style:text-properties fo:font-size="10pt" style:font-size-asian="10pt" style:font-size-complex="10pt"/>
    </style:style>
    <style:style style:name="ch12" style:family="chart">
      <style:chart-properties chart:error-upper-indicator="true" chart:error-lower-indicator="true" chart:error-category="cell-range" chart:error-upper-range="local-table.$H$2:.$H$26" chart:error-lower-range="local-table.$I$2:.$I$26" chart:std-weight="1"/>
      <style:graphic-properties draw:stroke="solid" svg:stroke-width="0cm" svg:stroke-color="#000000" svg:stroke-opacity="100%" draw:stroke-linejoin="round"/>
    </style:style>
    <style:style style:name="ch13" style:family="chart" style:data-style-name="N0">
      <style:chart-properties chart:symbol-type="named-symbol" chart:symbol-name="arrow-down" chart:symbol-width="0.25cm" chart:symbol-height="0.25cm" chart:link-data-style-to-source="true" chart:error-category="cell-range" chart:error-upper-range="local-table.$B$2:.$B$26" chart:error-lower-range="local-table.$B$2:.$B$26"/>
      <style:graphic-properties svg:stroke-width="0.08cm" svg:stroke-color="#ffd320" draw:fill-color="#ffd320"/>
      <style:text-properties fo:font-size="10pt" style:font-size-asian="10pt" style:font-size-complex="10pt"/>
    </style:style>
    <style:style style:name="ch14" style:family="chart">
      <style:chart-properties chart:error-upper-indicator="true" chart:error-lower-indicator="true" chart:error-category="cell-range" chart:error-upper-range="local-table.$L$2:.$L$26" chart:error-lower-range="local-table.$M$2:.$M$26" chart:std-weight="1"/>
      <style:graphic-properties draw:stroke="solid" svg:stroke-width="0cm" svg:stroke-color="#000000" svg:stroke-opacity="100%" draw:stroke-linejoin="round"/>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589cm" svg:height="13.191cm" xlink:href="." xlink:type="simple" chart:class="chart:scatter" chart:style-name="ch1">
        <chart:title svg:x="8.823cm" svg:y="0.399cm" chart:style-name="ch2">
          <text:p>Apriori Netflix data</text:p>
        </chart:title>
        <chart:legend chart:legend-position="end" svg:x="18.975cm" svg:y="5.705cm" style:legend-expansion="high" chart:style-name="ch3"/>
        <chart:plot-area chart:style-name="ch4" chart:data-source-has-labels="both" svg:x="1.461cm" svg:y="1.467cm" svg:width="17.083cm" svg:height="10.461cm">
          <chartooo:coordinate-region svg:x="2.559cm" svg:y="1.697cm" svg:width="15.348cm" svg:height="9.522cm"/>
          <chart:axis chart:dimension="x" chart:name="primary-x" chart:style-name="ch5" chartooo:axis-type="auto">
            <chart:title svg:x="9.345cm" svg:y="12.192cm" chart:style-name="ch6">
              <text:p>Baskets</text:p>
            </chart:title>
            <chart:categories table:cell-range-address="local-table.$A$2:.$A$26"/>
          </chart:axis>
          <chart:axis chart:dimension="y" chart:name="primary-y" chart:style-name="ch5">
            <chart:title svg:x="0.451cm" svg:y="7.883cm" chart:style-name="ch7">
              <text:p>Time (seconds)</text:p>
            </chart:title>
            <chart:grid chart:style-name="ch8" chart:class="major"/>
          </chart:axis>
          <chart:series chart:style-name="ch9" chart:values-cell-range-address="local-table.$C$2:.$C$26" chart:label-cell-address="local-table.$C$1" chart:class="chart:scatter">
            <chart:domain table:cell-range-address="local-table.$B$2:.$B$26"/>
            <chart:error-indicator chart:style-name="ch10" chart:dimension="y"/>
            <chart:data-point chart:repeated="25"/>
          </chart:series>
          <chart:series chart:style-name="ch11" chart:values-cell-range-address="local-table.$G$2:.$G$26" chart:label-cell-address="local-table.$G$1" chart:class="chart:scatter">
            <chart:domain table:cell-range-address="local-table.$F$2:.$F$26"/>
            <chart:error-indicator chart:style-name="ch12" chart:dimension="y"/>
            <chart:data-point chart:repeated="25"/>
          </chart:series>
          <chart:series chart:style-name="ch13" chart:values-cell-range-address="local-table.$K$2:.$K$26" chart:label-cell-address="local-table.$K$1" chart:class="chart:scatter">
            <chart:domain table:cell-range-address="local-table.$J$2:.$J$26"/>
            <chart:error-indicator chart:style-name="ch14" chart:dimension="y"/>
            <chart:data-point chart:repeated="25"/>
          </chart:series>
          <chart:wall chart:style-name="ch15"/>
          <chart:floor chart:style-name="ch16"/>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able:table-cell>
              <table:table-cell office:value-type="string">
                <text:p>5000</text:p>
              </table:table-cell>
              <table:table-cell office:value-type="string">
                <text:p/>
              </table:table-cell>
              <table:table-cell office:value-type="string">
                <text:p/>
              </table:table-cell>
              <table:table-cell office:value-type="string">
                <text:p/>
              </table:table-cell>
              <table:table-cell office:value-type="string">
                <text:p>25000</text:p>
              </table:table-cell>
              <table:table-cell office:value-type="string">
                <text:p/>
              </table:table-cell>
              <table:table-cell office:value-type="string">
                <text:p/>
              </table:table-cell>
              <table:table-cell office:value-type="string">
                <text:p/>
              </table:table-cell>
              <table:table-cell office:value-type="string">
                <text:p>150000</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75000">
                <text:p>75000</text:p>
              </table:table-cell>
              <table:table-cell office:value-type="float" office:value="453.4144">
                <text:p>453.4144</text:p>
              </table:table-cell>
              <table:table-cell office:value-type="float" office:value="1867.51657833644">
                <text:p>1867.51657833644</text:p>
              </table:table-cell>
              <table:table-cell office:value-type="float" office:value="1867.51657833644">
                <text:p>1867.51657833644</text:p>
              </table:table-cell>
              <table:table-cell office:value-type="float" office:value="75000">
                <text:p>75000</text:p>
              </table:table-cell>
              <table:table-cell office:value-type="float" office:value="6.0744">
                <text:p>6.0744</text:p>
              </table:table-cell>
              <table:table-cell office:value-type="float" office:value="832.239011264687">
                <text:p>832.239011264687</text:p>
              </table:table-cell>
              <table:table-cell office:value-type="float" office:value="832.239011264687">
                <text:p>832.239011264687</text:p>
              </table:table-cell>
              <table:table-cell office:value-type="float" office:value="75000">
                <text:p>75000</text:p>
              </table:table-cell>
              <table:table-cell office:value-type="float" office:value="3.3204">
                <text:p>3.3204</text:p>
              </table:table-cell>
              <table:table-cell office:value-type="float" office:value="6.79775641492593">
                <text:p>6.79775641492593</text:p>
              </table:table-cell>
              <table:table-cell office:value-type="float" office:value="6.79775641492593">
                <text:p>6.79775641492593</text:p>
              </table:table-cell>
            </table:table-row>
            <table:table-row>
              <table:table-cell office:value-type="string">
                <text:p>2</text:p>
              </table:table-cell>
              <table:table-cell office:value-type="float" office:value="75000">
                <text:p>7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5000">
                <text:p>7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5000">
                <text:p>75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75000">
                <text:p>7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5000">
                <text:p>7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5000">
                <text:p>75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75000">
                <text:p>7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5000">
                <text:p>7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5000">
                <text:p>75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75000">
                <text:p>7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5000">
                <text:p>7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5000">
                <text:p>75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150000">
                <text:p>150000</text:p>
              </table:table-cell>
              <table:table-cell office:value-type="float" office:value="1536.042">
                <text:p>1536.042</text:p>
              </table:table-cell>
              <table:table-cell office:value-type="float" office:value="1867.51657833644">
                <text:p>1867.51657833644</text:p>
              </table:table-cell>
              <table:table-cell office:value-type="float" office:value="1867.51657833644">
                <text:p>1867.51657833644</text:p>
              </table:table-cell>
              <table:table-cell office:value-type="float" office:value="150000">
                <text:p>150000</text:p>
              </table:table-cell>
              <table:table-cell office:value-type="float" office:value="204.2716">
                <text:p>204.2716</text:p>
              </table:table-cell>
              <table:table-cell office:value-type="float" office:value="832.239011264687">
                <text:p>832.239011264687</text:p>
              </table:table-cell>
              <table:table-cell office:value-type="float" office:value="832.239011264687">
                <text:p>832.239011264687</text:p>
              </table:table-cell>
              <table:table-cell office:value-type="float" office:value="150000">
                <text:p>150000</text:p>
              </table:table-cell>
              <table:table-cell office:value-type="float" office:value="6.5198">
                <text:p>6.5198</text:p>
              </table:table-cell>
              <table:table-cell office:value-type="float" office:value="6.79775641492593">
                <text:p>6.79775641492593</text:p>
              </table:table-cell>
              <table:table-cell office:value-type="float" office:value="6.79775641492593">
                <text:p>6.79775641492593</text:p>
              </table:table-cell>
            </table:table-row>
            <table:table-row>
              <table:table-cell office:value-type="string">
                <text:p>7</text:p>
              </table:table-cell>
              <table:table-cell office:value-type="float" office:value="150000">
                <text:p>1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000">
                <text:p>1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000">
                <text:p>15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150000">
                <text:p>1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000">
                <text:p>1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000">
                <text:p>15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50000">
                <text:p>1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000">
                <text:p>1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000">
                <text:p>15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50000">
                <text:p>1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000">
                <text:p>1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50000">
                <text:p>15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225000">
                <text:p>225000</text:p>
              </table:table-cell>
              <table:table-cell office:value-type="float" office:value="2728.5686">
                <text:p>2728.5686</text:p>
              </table:table-cell>
              <table:table-cell office:value-type="float" office:value="1867.51657833644">
                <text:p>1867.51657833644</text:p>
              </table:table-cell>
              <table:table-cell office:value-type="float" office:value="1867.51657833644">
                <text:p>1867.51657833644</text:p>
              </table:table-cell>
              <table:table-cell office:value-type="float" office:value="225000">
                <text:p>225000</text:p>
              </table:table-cell>
              <table:table-cell office:value-type="float" office:value="667.8392">
                <text:p>667.8392</text:p>
              </table:table-cell>
              <table:table-cell office:value-type="float" office:value="832.239011264687">
                <text:p>832.239011264687</text:p>
              </table:table-cell>
              <table:table-cell office:value-type="float" office:value="832.239011264687">
                <text:p>832.239011264687</text:p>
              </table:table-cell>
              <table:table-cell office:value-type="float" office:value="225000">
                <text:p>225000</text:p>
              </table:table-cell>
              <table:table-cell office:value-type="float" office:value="9.8542">
                <text:p>9.8542</text:p>
              </table:table-cell>
              <table:table-cell office:value-type="float" office:value="6.79775641492593">
                <text:p>6.79775641492593</text:p>
              </table:table-cell>
              <table:table-cell office:value-type="float" office:value="6.79775641492593">
                <text:p>6.79775641492593</text:p>
              </table:table-cell>
            </table:table-row>
            <table:table-row>
              <table:table-cell office:value-type="string">
                <text:p>12</text:p>
              </table:table-cell>
              <table:table-cell office:value-type="float" office:value="225000">
                <text:p>22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5000">
                <text:p>22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5000">
                <text:p>225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25000">
                <text:p>22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5000">
                <text:p>22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5000">
                <text:p>225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225000">
                <text:p>22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5000">
                <text:p>22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5000">
                <text:p>225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225000">
                <text:p>22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5000">
                <text:p>22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25000">
                <text:p>225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300000">
                <text:p>300000</text:p>
              </table:table-cell>
              <table:table-cell office:value-type="float" office:value="4187.4796">
                <text:p>4187.4796</text:p>
              </table:table-cell>
              <table:table-cell office:value-type="float" office:value="1867.51657833644">
                <text:p>1867.51657833644</text:p>
              </table:table-cell>
              <table:table-cell office:value-type="float" office:value="1867.51657833644">
                <text:p>1867.51657833644</text:p>
              </table:table-cell>
              <table:table-cell office:value-type="float" office:value="300000">
                <text:p>300000</text:p>
              </table:table-cell>
              <table:table-cell office:value-type="float" office:value="1365.757">
                <text:p>1365.757</text:p>
              </table:table-cell>
              <table:table-cell office:value-type="float" office:value="832.239011264687">
                <text:p>832.239011264687</text:p>
              </table:table-cell>
              <table:table-cell office:value-type="float" office:value="832.239011264687">
                <text:p>832.239011264687</text:p>
              </table:table-cell>
              <table:table-cell office:value-type="float" office:value="300000">
                <text:p>300000</text:p>
              </table:table-cell>
              <table:table-cell office:value-type="float" office:value="13.137">
                <text:p>13.137</text:p>
              </table:table-cell>
              <table:table-cell office:value-type="float" office:value="6.79775641492593">
                <text:p>6.79775641492593</text:p>
              </table:table-cell>
              <table:table-cell office:value-type="float" office:value="6.79775641492593">
                <text:p>6.79775641492593</text:p>
              </table:table-cell>
            </table:table-row>
            <table:table-row>
              <table:table-cell office:value-type="string">
                <text:p>17</text:p>
              </table:table-cell>
              <table:table-cell office:value-type="float" office:value="300000">
                <text:p>30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0">
                <text:p>30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0">
                <text:p>30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300000">
                <text:p>30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0">
                <text:p>30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0">
                <text:p>30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300000">
                <text:p>30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0">
                <text:p>30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0">
                <text:p>30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300000">
                <text:p>30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0">
                <text:p>30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0">
                <text:p>30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375000">
                <text:p>375000</text:p>
              </table:table-cell>
              <table:table-cell office:value-type="float" office:value="5584.3902">
                <text:p>5584.3902</text:p>
              </table:table-cell>
              <table:table-cell office:value-type="float" office:value="1867.51657833644">
                <text:p>1867.51657833644</text:p>
              </table:table-cell>
              <table:table-cell office:value-type="float" office:value="1867.51657833644">
                <text:p>1867.51657833644</text:p>
              </table:table-cell>
              <table:table-cell office:value-type="float" office:value="375000">
                <text:p>375000</text:p>
              </table:table-cell>
              <table:table-cell office:value-type="float" office:value="2230.626">
                <text:p>2230.626</text:p>
              </table:table-cell>
              <table:table-cell office:value-type="float" office:value="832.239011264687">
                <text:p>832.239011264687</text:p>
              </table:table-cell>
              <table:table-cell office:value-type="float" office:value="832.239011264687">
                <text:p>832.239011264687</text:p>
              </table:table-cell>
              <table:table-cell office:value-type="float" office:value="375000">
                <text:p>375000</text:p>
              </table:table-cell>
              <table:table-cell office:value-type="float" office:value="22.6992">
                <text:p>22.6992</text:p>
              </table:table-cell>
              <table:table-cell office:value-type="float" office:value="6.79775641492593">
                <text:p>6.79775641492593</text:p>
              </table:table-cell>
              <table:table-cell office:value-type="float" office:value="6.79775641492593">
                <text:p>6.79775641492593</text:p>
              </table:table-cell>
            </table:table-row>
            <table:table-row>
              <table:table-cell office:value-type="string">
                <text:p>22</text:p>
              </table:table-cell>
              <table:table-cell office:value-type="float" office:value="375000">
                <text:p>37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5000">
                <text:p>37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5000">
                <text:p>375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375000">
                <text:p>37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5000">
                <text:p>37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5000">
                <text:p>375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375000">
                <text:p>37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5000">
                <text:p>37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5000">
                <text:p>375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375000">
                <text:p>37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5000">
                <text:p>375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5000">
                <text:p>375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right-angled-axes="true" chart:error-category="cell-rang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chart:error-category="cell-range" chart:error-upper-range="local-table.$B$2:.$B$41" chart:error-lower-range="local-table.$B$2:.$B$41"/>
      <style:graphic-properties svg:stroke-width="0.08cm" svg:stroke-color="#004586" draw:fill-color="#004586"/>
      <style:text-properties fo:font-size="10pt" style:font-size-asian="10pt" style:font-size-complex="10pt"/>
    </style:style>
    <style:style style:name="ch10" style:family="chart">
      <style:chart-properties chart:error-upper-indicator="true" chart:error-lower-indicator="true" chart:error-category="cell-range" chart:error-upper-range="local-table.$D$2:.$D$41" chart:error-lower-range="local-table.$E$2:.$E$41" chart:std-weight="1"/>
      <style:graphic-properties draw:stroke="solid" svg:stroke-width="0cm" svg:stroke-color="#000000" svg:stroke-opacity="100%" draw:stroke-linejoin="round"/>
    </style:style>
    <style:style style:name="ch11" style:family="chart" style:data-style-name="N0">
      <style:chart-properties chart:symbol-type="named-symbol" chart:symbol-name="diamond" chart:symbol-width="0.25cm" chart:symbol-height="0.25cm" chart:link-data-style-to-source="true" chart:error-category="cell-range" chart:error-upper-range="local-table.$B$2:.$B$41" chart:error-lower-range="local-table.$B$2:.$B$41"/>
      <style:graphic-properties svg:stroke-width="0.08cm" svg:stroke-color="#ff420e" draw:fill-color="#ff420e"/>
      <style:text-properties fo:font-size="10pt" style:font-size-asian="10pt" style:font-size-complex="10pt"/>
    </style:style>
    <style:style style:name="ch12" style:family="chart">
      <style:chart-properties chart:error-upper-indicator="true" chart:error-lower-indicator="true" chart:error-category="cell-range" chart:error-upper-range="local-table.$H$2:.$H$41" chart:error-lower-range="local-table.$I$2:.$I$41" chart:std-weight="1"/>
      <style:graphic-properties draw:stroke="solid" svg:stroke-width="0cm" svg:stroke-color="#000000" svg:stroke-opacity="100%" draw:stroke-linejoin="round"/>
    </style:style>
    <style:style style:name="ch13" style:family="chart" style:data-style-name="N0">
      <style:chart-properties chart:symbol-type="named-symbol" chart:symbol-name="arrow-left" chart:symbol-width="0.25cm" chart:symbol-height="0.25cm" chart:link-data-style-to-source="true" chart:error-category="cell-range" chart:error-upper-range="local-table.$B$2:.$B$41" chart:error-lower-range="local-table.$B$2:.$B$41"/>
      <style:graphic-properties svg:stroke-width="0.08cm" svg:stroke-color="#83caff" draw:fill-color="#83caff"/>
      <style:text-properties fo:font-size="10pt" style:font-size-asian="10pt" style:font-size-complex="10pt"/>
    </style:style>
    <style:style style:name="ch14" style:family="chart">
      <style:chart-properties chart:error-upper-indicator="true" chart:error-lower-indicator="true" chart:error-category="cell-range" chart:error-upper-range="local-table.$L$2:.$L$41" chart:error-lower-range="local-table.$M$2:.$M$41" chart:std-weight="1"/>
      <style:graphic-properties draw:stroke="solid" svg:stroke-width="0cm" svg:stroke-color="#000000" svg:stroke-opacity="100%" draw:stroke-linejoin="round"/>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589cm" svg:height="12.373cm" xlink:href="." xlink:type="simple" chart:class="chart:scatter" chart:style-name="ch1">
        <chart:title svg:x="9.176cm" svg:y="0.383cm" chart:style-name="ch2">
          <text:p>PCY retail data</text:p>
        </chart:title>
        <chart:legend chart:legend-position="end" svg:x="19.187cm" svg:y="5.296cm" style:legend-expansion="high" chart:style-name="ch3"/>
        <chart:plot-area chart:style-name="ch4" chart:data-source-has-labels="both" svg:x="1.461cm" svg:y="1.435cm" svg:width="17.295cm" svg:height="9.691cm">
          <chartooo:coordinate-region svg:x="1.924cm" svg:y="1.665cm" svg:width="16.301cm" svg:height="8.752cm"/>
          <chart:axis chart:dimension="x" chart:name="primary-x" chart:style-name="ch5" chartooo:axis-type="auto">
            <chart:title svg:x="9.451cm" svg:y="11.374cm" chart:style-name="ch6">
              <text:p>Baskets</text:p>
            </chart:title>
            <chart:categories table:cell-range-address="local-table.$A$2:.$A$41"/>
          </chart:axis>
          <chart:axis chart:dimension="y" chart:name="primary-y" chart:style-name="ch5">
            <chart:title svg:x="0.451cm" svg:y="7.466cm" chart:style-name="ch7">
              <text:p>Time (seconds)</text:p>
            </chart:title>
            <chart:grid chart:style-name="ch8" chart:class="major"/>
          </chart:axis>
          <chart:series chart:style-name="ch9" chart:values-cell-range-address="local-table.$C$2:.$C$41" chart:label-cell-address="local-table.$C$1" chart:class="chart:scatter">
            <chart:domain table:cell-range-address="local-table.$B$2:.$B$41"/>
            <chart:error-indicator chart:style-name="ch10" chart:dimension="y"/>
            <chart:data-point chart:repeated="40"/>
          </chart:series>
          <chart:series chart:style-name="ch11" chart:values-cell-range-address="local-table.$G$2:.$G$41" chart:label-cell-address="local-table.$G$1" chart:class="chart:scatter">
            <chart:domain table:cell-range-address="local-table.$F$2:.$F$41"/>
            <chart:error-indicator chart:style-name="ch12" chart:dimension="y"/>
            <chart:data-point chart:repeated="40"/>
          </chart:series>
          <chart:series chart:style-name="ch13" chart:values-cell-range-address="local-table.$K$2:.$K$41" chart:label-cell-address="local-table.$K$1" chart:class="chart:scatter">
            <chart:domain table:cell-range-address="local-table.$J$2:.$J$41"/>
            <chart:error-indicator chart:style-name="ch14" chart:dimension="y"/>
            <chart:data-point chart:repeated="40"/>
          </chart:series>
          <chart:wall chart:style-name="ch15"/>
          <chart:floor chart:style-name="ch16"/>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able:table-cell>
              <table:table-cell office:value-type="string">
                <text:p>2</text:p>
              </table:table-cell>
              <table:table-cell office:value-type="string">
                <text:p/>
              </table:table-cell>
              <table:table-cell office:value-type="string">
                <text:p/>
              </table:table-cell>
              <table:table-cell office:value-type="string">
                <text:p/>
              </table:table-cell>
              <table:table-cell office:value-type="string">
                <text:p>100</text:p>
              </table:table-cell>
              <table:table-cell office:value-type="string">
                <text:p/>
              </table:table-cell>
              <table:table-cell office:value-type="string">
                <text:p/>
              </table:table-cell>
              <table:table-cell office:value-type="string">
                <text:p/>
              </table:table-cell>
              <table:table-cell office:value-type="string">
                <text:p>10000</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10000">
                <text:p>10000</text:p>
              </table:table-cell>
              <table:table-cell office:value-type="float" office:value="5.1922">
                <text:p>5.1922</text:p>
              </table:table-cell>
              <table:table-cell office:value-type="float" office:value="0.792357155670886">
                <text:p>0.792357155670886</text:p>
              </table:table-cell>
              <table:table-cell office:value-type="float" office:value="0.792357155670886">
                <text:p>0.792357155670886</text:p>
              </table:table-cell>
              <table:table-cell office:value-type="float" office:value="10000">
                <text:p>10000</text:p>
              </table:table-cell>
              <table:table-cell office:value-type="float" office:value="1.3268">
                <text:p>1.3268</text:p>
              </table:table-cell>
              <table:table-cell office:value-type="float" office:value="1.15898788737282">
                <text:p>1.15898788737282</text:p>
              </table:table-cell>
              <table:table-cell office:value-type="float" office:value="1.15898788737282">
                <text:p>1.15898788737282</text:p>
              </table:table-cell>
              <table:table-cell office:value-type="float" office:value="10000">
                <text:p>10000</text:p>
              </table:table-cell>
              <table:table-cell office:value-type="float" office:value="0.29">
                <text:p>0.29</text:p>
              </table:table-cell>
              <table:table-cell office:value-type="float" office:value="0.560243253028631">
                <text:p>0.560243253028631</text:p>
              </table:table-cell>
              <table:table-cell office:value-type="float" office:value="0.560243253028631">
                <text:p>0.560243253028631</text:p>
              </table:table-cell>
            </table:table-row>
            <table:table-row>
              <table:table-cell office:value-type="string">
                <text:p>2</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20000">
                <text:p>20000</text:p>
              </table:table-cell>
              <table:table-cell office:value-type="float" office:value="5.6968">
                <text:p>5.6968</text:p>
              </table:table-cell>
              <table:table-cell office:value-type="float" office:value="0.792357155670886">
                <text:p>0.792357155670886</text:p>
              </table:table-cell>
              <table:table-cell office:value-type="float" office:value="0.792357155670886">
                <text:p>0.792357155670886</text:p>
              </table:table-cell>
              <table:table-cell office:value-type="float" office:value="20000">
                <text:p>20000</text:p>
              </table:table-cell>
              <table:table-cell office:value-type="float" office:value="2.0032">
                <text:p>2.0032</text:p>
              </table:table-cell>
              <table:table-cell office:value-type="float" office:value="1.15898788737282">
                <text:p>1.15898788737282</text:p>
              </table:table-cell>
              <table:table-cell office:value-type="float" office:value="1.15898788737282">
                <text:p>1.15898788737282</text:p>
              </table:table-cell>
              <table:table-cell office:value-type="float" office:value="20000">
                <text:p>20000</text:p>
              </table:table-cell>
              <table:table-cell office:value-type="float" office:value="0.606">
                <text:p>0.606</text:p>
              </table:table-cell>
              <table:table-cell office:value-type="float" office:value="0.560243253028631">
                <text:p>0.560243253028631</text:p>
              </table:table-cell>
              <table:table-cell office:value-type="float" office:value="0.560243253028631">
                <text:p>0.560243253028631</text:p>
              </table:table-cell>
            </table:table-row>
            <table:table-row>
              <table:table-cell office:value-type="string">
                <text:p>7</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30000">
                <text:p>30000</text:p>
              </table:table-cell>
              <table:table-cell office:value-type="float" office:value="6.3272">
                <text:p>6.3272</text:p>
              </table:table-cell>
              <table:table-cell office:value-type="float" office:value="0.792357155670886">
                <text:p>0.792357155670886</text:p>
              </table:table-cell>
              <table:table-cell office:value-type="float" office:value="0.792357155670886">
                <text:p>0.792357155670886</text:p>
              </table:table-cell>
              <table:table-cell office:value-type="float" office:value="30000">
                <text:p>30000</text:p>
              </table:table-cell>
              <table:table-cell office:value-type="float" office:value="2.6264">
                <text:p>2.6264</text:p>
              </table:table-cell>
              <table:table-cell office:value-type="float" office:value="1.15898788737282">
                <text:p>1.15898788737282</text:p>
              </table:table-cell>
              <table:table-cell office:value-type="float" office:value="1.15898788737282">
                <text:p>1.15898788737282</text:p>
              </table:table-cell>
              <table:table-cell office:value-type="float" office:value="30000">
                <text:p>30000</text:p>
              </table:table-cell>
              <table:table-cell office:value-type="float" office:value="0.9372">
                <text:p>0.9372</text:p>
              </table:table-cell>
              <table:table-cell office:value-type="float" office:value="0.560243253028631">
                <text:p>0.560243253028631</text:p>
              </table:table-cell>
              <table:table-cell office:value-type="float" office:value="0.560243253028631">
                <text:p>0.560243253028631</text:p>
              </table:table-cell>
            </table:table-row>
            <table:table-row>
              <table:table-cell office:value-type="string">
                <text:p>12</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40000">
                <text:p>40000</text:p>
              </table:table-cell>
              <table:table-cell office:value-type="float" office:value="6.8644">
                <text:p>6.8644</text:p>
              </table:table-cell>
              <table:table-cell office:value-type="float" office:value="0.792357155670886">
                <text:p>0.792357155670886</text:p>
              </table:table-cell>
              <table:table-cell office:value-type="float" office:value="0.792357155670886">
                <text:p>0.792357155670886</text:p>
              </table:table-cell>
              <table:table-cell office:value-type="float" office:value="40000">
                <text:p>40000</text:p>
              </table:table-cell>
              <table:table-cell office:value-type="float" office:value="3.135">
                <text:p>3.135</text:p>
              </table:table-cell>
              <table:table-cell office:value-type="float" office:value="1.15898788737282">
                <text:p>1.15898788737282</text:p>
              </table:table-cell>
              <table:table-cell office:value-type="float" office:value="1.15898788737282">
                <text:p>1.15898788737282</text:p>
              </table:table-cell>
              <table:table-cell office:value-type="float" office:value="40000">
                <text:p>40000</text:p>
              </table:table-cell>
              <table:table-cell office:value-type="float" office:value="1.18">
                <text:p>1.18</text:p>
              </table:table-cell>
              <table:table-cell office:value-type="float" office:value="0.560243253028631">
                <text:p>0.560243253028631</text:p>
              </table:table-cell>
              <table:table-cell office:value-type="float" office:value="0.560243253028631">
                <text:p>0.560243253028631</text:p>
              </table:table-cell>
            </table:table-row>
            <table:table-row>
              <table:table-cell office:value-type="string">
                <text:p>17</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50000">
                <text:p>50000</text:p>
              </table:table-cell>
              <table:table-cell office:value-type="float" office:value="6.9092">
                <text:p>6.9092</text:p>
              </table:table-cell>
              <table:table-cell office:value-type="float" office:value="0.792357155670886">
                <text:p>0.792357155670886</text:p>
              </table:table-cell>
              <table:table-cell office:value-type="float" office:value="0.792357155670886">
                <text:p>0.792357155670886</text:p>
              </table:table-cell>
              <table:table-cell office:value-type="float" office:value="50000">
                <text:p>50000</text:p>
              </table:table-cell>
              <table:table-cell office:value-type="float" office:value="3.8414">
                <text:p>3.8414</text:p>
              </table:table-cell>
              <table:table-cell office:value-type="float" office:value="1.15898788737282">
                <text:p>1.15898788737282</text:p>
              </table:table-cell>
              <table:table-cell office:value-type="float" office:value="1.15898788737282">
                <text:p>1.15898788737282</text:p>
              </table:table-cell>
              <table:table-cell office:value-type="float" office:value="50000">
                <text:p>50000</text:p>
              </table:table-cell>
              <table:table-cell office:value-type="float" office:value="1.343">
                <text:p>1.343</text:p>
              </table:table-cell>
              <table:table-cell office:value-type="float" office:value="0.560243253028631">
                <text:p>0.560243253028631</text:p>
              </table:table-cell>
              <table:table-cell office:value-type="float" office:value="0.560243253028631">
                <text:p>0.560243253028631</text:p>
              </table:table-cell>
            </table:table-row>
            <table:table-row>
              <table:table-cell office:value-type="string">
                <text:p>22</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60000">
                <text:p>60000</text:p>
              </table:table-cell>
              <table:table-cell office:value-type="float" office:value="7.1844">
                <text:p>7.1844</text:p>
              </table:table-cell>
              <table:table-cell office:value-type="float" office:value="0.792357155670886">
                <text:p>0.792357155670886</text:p>
              </table:table-cell>
              <table:table-cell office:value-type="float" office:value="0.792357155670886">
                <text:p>0.792357155670886</text:p>
              </table:table-cell>
              <table:table-cell office:value-type="float" office:value="60000">
                <text:p>60000</text:p>
              </table:table-cell>
              <table:table-cell office:value-type="float" office:value="4.1624">
                <text:p>4.1624</text:p>
              </table:table-cell>
              <table:table-cell office:value-type="float" office:value="1.15898788737282">
                <text:p>1.15898788737282</text:p>
              </table:table-cell>
              <table:table-cell office:value-type="float" office:value="1.15898788737282">
                <text:p>1.15898788737282</text:p>
              </table:table-cell>
              <table:table-cell office:value-type="float" office:value="60000">
                <text:p>60000</text:p>
              </table:table-cell>
              <table:table-cell office:value-type="float" office:value="1.6408">
                <text:p>1.6408</text:p>
              </table:table-cell>
              <table:table-cell office:value-type="float" office:value="0.560243253028631">
                <text:p>0.560243253028631</text:p>
              </table:table-cell>
              <table:table-cell office:value-type="float" office:value="0.560243253028631">
                <text:p>0.560243253028631</text:p>
              </table:table-cell>
            </table:table-row>
            <table:table-row>
              <table:table-cell office:value-type="string">
                <text:p>27</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70000">
                <text:p>70000</text:p>
              </table:table-cell>
              <table:table-cell office:value-type="float" office:value="7.0386">
                <text:p>7.0386</text:p>
              </table:table-cell>
              <table:table-cell office:value-type="float" office:value="0.792357155670886">
                <text:p>0.792357155670886</text:p>
              </table:table-cell>
              <table:table-cell office:value-type="float" office:value="0.792357155670886">
                <text:p>0.792357155670886</text:p>
              </table:table-cell>
              <table:table-cell office:value-type="float" office:value="70000">
                <text:p>70000</text:p>
              </table:table-cell>
              <table:table-cell office:value-type="float" office:value="4.4424">
                <text:p>4.4424</text:p>
              </table:table-cell>
              <table:table-cell office:value-type="float" office:value="1.15898788737282">
                <text:p>1.15898788737282</text:p>
              </table:table-cell>
              <table:table-cell office:value-type="float" office:value="1.15898788737282">
                <text:p>1.15898788737282</text:p>
              </table:table-cell>
              <table:table-cell office:value-type="float" office:value="70000">
                <text:p>70000</text:p>
              </table:table-cell>
              <table:table-cell office:value-type="float" office:value="1.7994">
                <text:p>1.7994</text:p>
              </table:table-cell>
              <table:table-cell office:value-type="float" office:value="0.560243253028631">
                <text:p>0.560243253028631</text:p>
              </table:table-cell>
              <table:table-cell office:value-type="float" office:value="0.560243253028631">
                <text:p>0.560243253028631</text:p>
              </table:table-cell>
            </table:table-row>
            <table:table-row>
              <table:table-cell office:value-type="string">
                <text:p>32</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80000">
                <text:p>80000</text:p>
              </table:table-cell>
              <table:table-cell office:value-type="float" office:value="7.5078">
                <text:p>7.5078</text:p>
              </table:table-cell>
              <table:table-cell office:value-type="float" office:value="0.792357155670886">
                <text:p>0.792357155670886</text:p>
              </table:table-cell>
              <table:table-cell office:value-type="float" office:value="0.792357155670886">
                <text:p>0.792357155670886</text:p>
              </table:table-cell>
              <table:table-cell office:value-type="float" office:value="80000">
                <text:p>80000</text:p>
              </table:table-cell>
              <table:table-cell office:value-type="float" office:value="4.7424">
                <text:p>4.7424</text:p>
              </table:table-cell>
              <table:table-cell office:value-type="float" office:value="1.15898788737282">
                <text:p>1.15898788737282</text:p>
              </table:table-cell>
              <table:table-cell office:value-type="float" office:value="1.15898788737282">
                <text:p>1.15898788737282</text:p>
              </table:table-cell>
              <table:table-cell office:value-type="float" office:value="80000">
                <text:p>80000</text:p>
              </table:table-cell>
              <table:table-cell office:value-type="float" office:value="1.9924">
                <text:p>1.9924</text:p>
              </table:table-cell>
              <table:table-cell office:value-type="float" office:value="0.560243253028631">
                <text:p>0.560243253028631</text:p>
              </table:table-cell>
              <table:table-cell office:value-type="float" office:value="0.560243253028631">
                <text:p>0.560243253028631</text:p>
              </table:table-cell>
            </table:table-row>
            <table:table-row>
              <table:table-cell office:value-type="string">
                <text:p>37</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right-angled-axes="true" chart:error-category="cell-rang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right" chart:symbol-width="0.25cm" chart:symbol-height="0.25cm" chart:link-data-style-to-source="true" chart:error-category="cell-range" chart:error-upper-range="local-table.$B$2:.$B$41" chart:error-lower-range="local-table.$B$2:.$B$41"/>
      <style:graphic-properties svg:stroke-width="0.08cm" svg:stroke-color="#7e0021" draw:fill-color="#7e0021"/>
      <style:text-properties fo:font-size="10pt" style:font-size-asian="10pt" style:font-size-complex="10pt"/>
    </style:style>
    <style:style style:name="ch10" style:family="chart">
      <style:chart-properties chart:error-upper-indicator="true" chart:error-lower-indicator="true" chart:error-category="cell-range" chart:error-upper-range="local-table.$D$2:.$D$41" chart:error-lower-range="local-table.$E$2:.$E$41" chart:std-weight="1"/>
      <style:graphic-properties draw:stroke="solid" svg:stroke-width="0cm" svg:stroke-color="#000000" svg:stroke-opacity="100%" draw:stroke-linejoin="round"/>
    </style:style>
    <style:style style:name="ch11" style:family="chart" style:data-style-name="N0">
      <style:chart-properties chart:symbol-type="named-symbol" chart:symbol-name="square" chart:symbol-width="0.25cm" chart:symbol-height="0.25cm" chart:link-data-style-to-source="true" chart:error-category="cell-range" chart:error-upper-range="local-table.$B$2:.$B$41" chart:error-lower-range="local-table.$B$2:.$B$41"/>
      <style:graphic-properties svg:stroke-width="0.08cm" svg:stroke-color="#004586" draw:fill-color="#004586"/>
      <style:text-properties fo:font-size="10pt" style:font-size-asian="10pt" style:font-size-complex="10pt"/>
    </style:style>
    <style:style style:name="ch12" style:family="chart">
      <style:chart-properties chart:error-upper-indicator="true" chart:error-lower-indicator="true" chart:error-category="cell-range" chart:error-upper-range="local-table.$H$2:.$H$41" chart:error-lower-range="local-table.$I$2:.$I$41" chart:std-weight="1"/>
      <style:graphic-properties draw:stroke="solid" svg:stroke-width="0cm" svg:stroke-color="#000000" svg:stroke-opacity="100%" draw:stroke-linejoin="round"/>
    </style:style>
    <style:style style:name="ch13" style:family="chart" style:data-style-name="N0">
      <style:chart-properties chart:symbol-type="named-symbol" chart:symbol-name="arrow-up" chart:symbol-width="0.25cm" chart:symbol-height="0.25cm" chart:link-data-style-to-source="true" chart:error-category="cell-range" chart:error-upper-range="local-table.$B$2:.$B$41" chart:error-lower-range="local-table.$B$2:.$B$41"/>
      <style:graphic-properties svg:stroke-width="0.08cm" svg:stroke-color="#579d1c" draw:fill-color="#579d1c"/>
      <style:text-properties fo:font-size="10pt" style:font-size-asian="10pt" style:font-size-complex="10pt"/>
    </style:style>
    <style:style style:name="ch14" style:family="chart">
      <style:chart-properties chart:error-upper-indicator="true" chart:error-lower-indicator="true" chart:error-category="cell-range" chart:error-upper-range="local-table.$L$2:.$L$41" chart:error-lower-range="local-table.$M$2:.$M$41" chart:std-weight="1"/>
      <style:graphic-properties draw:stroke="solid" svg:stroke-width="0cm" svg:stroke-color="#000000" svg:stroke-opacity="100%" draw:stroke-linejoin="round"/>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589cm" svg:height="13.786cm" xlink:href="." xlink:type="simple" chart:class="chart:scatter" chart:style-name="ch1">
        <chart:title svg:x="8.982cm" svg:y="0.411cm" chart:style-name="ch2">
          <text:p>Apriori retail data</text:p>
        </chart:title>
        <chart:legend chart:legend-position="end" svg:x="19.187cm" svg:y="6.003cm" style:legend-expansion="high" chart:style-name="ch3"/>
        <chart:plot-area chart:style-name="ch4" chart:data-source-has-labels="both" svg:x="1.461cm" svg:y="1.491cm" svg:width="17.295cm" svg:height="11.02cm">
          <chartooo:coordinate-region svg:x="1.924cm" svg:y="1.721cm" svg:width="16.301cm" svg:height="10.081cm"/>
          <chart:axis chart:dimension="x" chart:name="primary-x" chart:style-name="ch5" chartooo:axis-type="auto">
            <chart:title svg:x="9.451cm" svg:y="12.787cm" chart:style-name="ch6">
              <text:p>Baskets</text:p>
            </chart:title>
            <chart:categories table:cell-range-address="local-table.$A$2:.$A$41"/>
          </chart:axis>
          <chart:axis chart:dimension="y" chart:name="primary-y" chart:style-name="ch5">
            <chart:title svg:x="0.451cm" svg:y="8.187cm" chart:style-name="ch7">
              <text:p>Time (seconds)</text:p>
            </chart:title>
            <chart:grid chart:style-name="ch8" chart:class="major"/>
          </chart:axis>
          <chart:series chart:style-name="ch9" chart:values-cell-range-address="local-table.$C$2:.$C$41" chart:label-cell-address="local-table.$C$1" chart:class="chart:scatter">
            <chart:domain table:cell-range-address="local-table.$B$2:.$B$41"/>
            <chart:error-indicator chart:style-name="ch10" chart:dimension="y"/>
            <chart:data-point chart:repeated="40"/>
          </chart:series>
          <chart:series chart:style-name="ch11" chart:values-cell-range-address="local-table.$G$2:.$G$41" chart:label-cell-address="local-table.$G$1" chart:class="chart:scatter">
            <chart:domain table:cell-range-address="local-table.$F$2:.$F$41"/>
            <chart:error-indicator chart:style-name="ch12" chart:dimension="y"/>
            <chart:data-point chart:repeated="40"/>
          </chart:series>
          <chart:series chart:style-name="ch13" chart:values-cell-range-address="local-table.$K$2:.$K$41" chart:label-cell-address="local-table.$K$1" chart:class="chart:scatter">
            <chart:domain table:cell-range-address="local-table.$J$2:.$J$41"/>
            <chart:error-indicator chart:style-name="ch14" chart:dimension="y"/>
            <chart:data-point chart:repeated="40"/>
          </chart:series>
          <chart:wall chart:style-name="ch15"/>
          <chart:floor chart:style-name="ch16"/>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able:table-cell>
              <table:table-cell office:value-type="string">
                <text:p>2</text:p>
              </table:table-cell>
              <table:table-cell office:value-type="string">
                <text:p/>
              </table:table-cell>
              <table:table-cell office:value-type="string">
                <text:p/>
              </table:table-cell>
              <table:table-cell office:value-type="string">
                <text:p/>
              </table:table-cell>
              <table:table-cell office:value-type="string">
                <text:p>100</text:p>
              </table:table-cell>
              <table:table-cell office:value-type="string">
                <text:p/>
              </table:table-cell>
              <table:table-cell office:value-type="string">
                <text:p/>
              </table:table-cell>
              <table:table-cell office:value-type="string">
                <text:p/>
              </table:table-cell>
              <table:table-cell office:value-type="string">
                <text:p>10000</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10000">
                <text:p>10000</text:p>
              </table:table-cell>
              <table:table-cell office:value-type="float" office:value="0.6042">
                <text:p>0.6042</text:p>
              </table:table-cell>
              <table:table-cell office:value-type="float" office:value="1.57738971962039">
                <text:p>1.57738971962039</text:p>
              </table:table-cell>
              <table:table-cell office:value-type="float" office:value="1.57738971962039">
                <text:p>1.57738971962039</text:p>
              </table:table-cell>
              <table:table-cell office:value-type="float" office:value="10000">
                <text:p>10000</text:p>
              </table:table-cell>
              <table:table-cell office:value-type="float" office:value="0.0618">
                <text:p>0.0618</text:p>
              </table:table-cell>
              <table:table-cell office:value-type="float" office:value="0.465733716700643">
                <text:p>0.465733716700643</text:p>
              </table:table-cell>
              <table:table-cell office:value-type="float" office:value="0.465733716700643">
                <text:p>0.465733716700643</text:p>
              </table:table-cell>
              <table:table-cell office:value-type="float" office:value="10000">
                <text:p>10000</text:p>
              </table:table-cell>
              <table:table-cell office:value-type="float" office:value="0.0398">
                <text:p>0.0398</text:p>
              </table:table-cell>
              <table:table-cell office:value-type="float" office:value="0.0978408407987438">
                <text:p>0.0978408407987438</text:p>
              </table:table-cell>
              <table:table-cell office:value-type="float" office:value="0.0978408407987438">
                <text:p>0.0978408407987438</text:p>
              </table:table-cell>
            </table:table-row>
            <table:table-row>
              <table:table-cell office:value-type="string">
                <text:p>2</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00">
                <text:p>1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20000">
                <text:p>20000</text:p>
              </table:table-cell>
              <table:table-cell office:value-type="float" office:value="1.2384">
                <text:p>1.2384</text:p>
              </table:table-cell>
              <table:table-cell office:value-type="float" office:value="1.57738971962039">
                <text:p>1.57738971962039</text:p>
              </table:table-cell>
              <table:table-cell office:value-type="float" office:value="1.57738971962039">
                <text:p>1.57738971962039</text:p>
              </table:table-cell>
              <table:table-cell office:value-type="float" office:value="20000">
                <text:p>20000</text:p>
              </table:table-cell>
              <table:table-cell office:value-type="float" office:value="0.1444">
                <text:p>0.1444</text:p>
              </table:table-cell>
              <table:table-cell office:value-type="float" office:value="0.465733716700643">
                <text:p>0.465733716700643</text:p>
              </table:table-cell>
              <table:table-cell office:value-type="float" office:value="0.465733716700643">
                <text:p>0.465733716700643</text:p>
              </table:table-cell>
              <table:table-cell office:value-type="float" office:value="20000">
                <text:p>20000</text:p>
              </table:table-cell>
              <table:table-cell office:value-type="float" office:value="0.0752">
                <text:p>0.0752</text:p>
              </table:table-cell>
              <table:table-cell office:value-type="float" office:value="0.0978408407987438">
                <text:p>0.0978408407987438</text:p>
              </table:table-cell>
              <table:table-cell office:value-type="float" office:value="0.0978408407987438">
                <text:p>0.0978408407987438</text:p>
              </table:table-cell>
            </table:table-row>
            <table:table-row>
              <table:table-cell office:value-type="string">
                <text:p>7</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00">
                <text:p>2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30000">
                <text:p>30000</text:p>
              </table:table-cell>
              <table:table-cell office:value-type="float" office:value="1.7956">
                <text:p>1.7956</text:p>
              </table:table-cell>
              <table:table-cell office:value-type="float" office:value="1.57738971962039">
                <text:p>1.57738971962039</text:p>
              </table:table-cell>
              <table:table-cell office:value-type="float" office:value="1.57738971962039">
                <text:p>1.57738971962039</text:p>
              </table:table-cell>
              <table:table-cell office:value-type="float" office:value="30000">
                <text:p>30000</text:p>
              </table:table-cell>
              <table:table-cell office:value-type="float" office:value="0.2718">
                <text:p>0.2718</text:p>
              </table:table-cell>
              <table:table-cell office:value-type="float" office:value="0.465733716700643">
                <text:p>0.465733716700643</text:p>
              </table:table-cell>
              <table:table-cell office:value-type="float" office:value="0.465733716700643">
                <text:p>0.465733716700643</text:p>
              </table:table-cell>
              <table:table-cell office:value-type="float" office:value="30000">
                <text:p>30000</text:p>
              </table:table-cell>
              <table:table-cell office:value-type="float" office:value="0.1176">
                <text:p>0.1176</text:p>
              </table:table-cell>
              <table:table-cell office:value-type="float" office:value="0.0978408407987438">
                <text:p>0.0978408407987438</text:p>
              </table:table-cell>
              <table:table-cell office:value-type="float" office:value="0.0978408407987438">
                <text:p>0.0978408407987438</text:p>
              </table:table-cell>
            </table:table-row>
            <table:table-row>
              <table:table-cell office:value-type="string">
                <text:p>12</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00">
                <text:p>3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40000">
                <text:p>40000</text:p>
              </table:table-cell>
              <table:table-cell office:value-type="float" office:value="2.7492">
                <text:p>2.7492</text:p>
              </table:table-cell>
              <table:table-cell office:value-type="float" office:value="1.57738971962039">
                <text:p>1.57738971962039</text:p>
              </table:table-cell>
              <table:table-cell office:value-type="float" office:value="1.57738971962039">
                <text:p>1.57738971962039</text:p>
              </table:table-cell>
              <table:table-cell office:value-type="float" office:value="40000">
                <text:p>40000</text:p>
              </table:table-cell>
              <table:table-cell office:value-type="float" office:value="0.4562">
                <text:p>0.4562</text:p>
              </table:table-cell>
              <table:table-cell office:value-type="float" office:value="0.465733716700643">
                <text:p>0.465733716700643</text:p>
              </table:table-cell>
              <table:table-cell office:value-type="float" office:value="0.465733716700643">
                <text:p>0.465733716700643</text:p>
              </table:table-cell>
              <table:table-cell office:value-type="float" office:value="40000">
                <text:p>40000</text:p>
              </table:table-cell>
              <table:table-cell office:value-type="float" office:value="0.162">
                <text:p>0.162</text:p>
              </table:table-cell>
              <table:table-cell office:value-type="float" office:value="0.0978408407987438">
                <text:p>0.0978408407987438</text:p>
              </table:table-cell>
              <table:table-cell office:value-type="float" office:value="0.0978408407987438">
                <text:p>0.0978408407987438</text:p>
              </table:table-cell>
            </table:table-row>
            <table:table-row>
              <table:table-cell office:value-type="string">
                <text:p>17</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000">
                <text:p>4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50000">
                <text:p>50000</text:p>
              </table:table-cell>
              <table:table-cell office:value-type="float" office:value="3.4892">
                <text:p>3.4892</text:p>
              </table:table-cell>
              <table:table-cell office:value-type="float" office:value="1.57738971962039">
                <text:p>1.57738971962039</text:p>
              </table:table-cell>
              <table:table-cell office:value-type="float" office:value="1.57738971962039">
                <text:p>1.57738971962039</text:p>
              </table:table-cell>
              <table:table-cell office:value-type="float" office:value="50000">
                <text:p>50000</text:p>
              </table:table-cell>
              <table:table-cell office:value-type="float" office:value="0.671">
                <text:p>0.671</text:p>
              </table:table-cell>
              <table:table-cell office:value-type="float" office:value="0.465733716700643">
                <text:p>0.465733716700643</text:p>
              </table:table-cell>
              <table:table-cell office:value-type="float" office:value="0.465733716700643">
                <text:p>0.465733716700643</text:p>
              </table:table-cell>
              <table:table-cell office:value-type="float" office:value="50000">
                <text:p>50000</text:p>
              </table:table-cell>
              <table:table-cell office:value-type="float" office:value="0.1986">
                <text:p>0.1986</text:p>
              </table:table-cell>
              <table:table-cell office:value-type="float" office:value="0.0978408407987438">
                <text:p>0.0978408407987438</text:p>
              </table:table-cell>
              <table:table-cell office:value-type="float" office:value="0.0978408407987438">
                <text:p>0.0978408407987438</text:p>
              </table:table-cell>
            </table:table-row>
            <table:table-row>
              <table:table-cell office:value-type="string">
                <text:p>22</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00">
                <text:p>5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60000">
                <text:p>60000</text:p>
              </table:table-cell>
              <table:table-cell office:value-type="float" office:value="3.7892">
                <text:p>3.7892</text:p>
              </table:table-cell>
              <table:table-cell office:value-type="float" office:value="1.57738971962039">
                <text:p>1.57738971962039</text:p>
              </table:table-cell>
              <table:table-cell office:value-type="float" office:value="1.57738971962039">
                <text:p>1.57738971962039</text:p>
              </table:table-cell>
              <table:table-cell office:value-type="float" office:value="60000">
                <text:p>60000</text:p>
              </table:table-cell>
              <table:table-cell office:value-type="float" office:value="0.8706">
                <text:p>0.8706</text:p>
              </table:table-cell>
              <table:table-cell office:value-type="float" office:value="0.465733716700643">
                <text:p>0.465733716700643</text:p>
              </table:table-cell>
              <table:table-cell office:value-type="float" office:value="0.465733716700643">
                <text:p>0.465733716700643</text:p>
              </table:table-cell>
              <table:table-cell office:value-type="float" office:value="60000">
                <text:p>60000</text:p>
              </table:table-cell>
              <table:table-cell office:value-type="float" office:value="0.2518">
                <text:p>0.2518</text:p>
              </table:table-cell>
              <table:table-cell office:value-type="float" office:value="0.0978408407987438">
                <text:p>0.0978408407987438</text:p>
              </table:table-cell>
              <table:table-cell office:value-type="float" office:value="0.0978408407987438">
                <text:p>0.0978408407987438</text:p>
              </table:table-cell>
            </table:table-row>
            <table:table-row>
              <table:table-cell office:value-type="string">
                <text:p>27</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0000">
                <text:p>6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70000">
                <text:p>70000</text:p>
              </table:table-cell>
              <table:table-cell office:value-type="float" office:value="4.4868">
                <text:p>4.4868</text:p>
              </table:table-cell>
              <table:table-cell office:value-type="float" office:value="1.57738971962039">
                <text:p>1.57738971962039</text:p>
              </table:table-cell>
              <table:table-cell office:value-type="float" office:value="1.57738971962039">
                <text:p>1.57738971962039</text:p>
              </table:table-cell>
              <table:table-cell office:value-type="float" office:value="70000">
                <text:p>70000</text:p>
              </table:table-cell>
              <table:table-cell office:value-type="float" office:value="1.1552">
                <text:p>1.1552</text:p>
              </table:table-cell>
              <table:table-cell office:value-type="float" office:value="0.465733716700643">
                <text:p>0.465733716700643</text:p>
              </table:table-cell>
              <table:table-cell office:value-type="float" office:value="0.465733716700643">
                <text:p>0.465733716700643</text:p>
              </table:table-cell>
              <table:table-cell office:value-type="float" office:value="70000">
                <text:p>70000</text:p>
              </table:table-cell>
              <table:table-cell office:value-type="float" office:value="0.287">
                <text:p>0.287</text:p>
              </table:table-cell>
              <table:table-cell office:value-type="float" office:value="0.0978408407987438">
                <text:p>0.0978408407987438</text:p>
              </table:table-cell>
              <table:table-cell office:value-type="float" office:value="0.0978408407987438">
                <text:p>0.0978408407987438</text:p>
              </table:table-cell>
            </table:table-row>
            <table:table-row>
              <table:table-cell office:value-type="string">
                <text:p>32</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000">
                <text:p>7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80000">
                <text:p>80000</text:p>
              </table:table-cell>
              <table:table-cell office:value-type="float" office:value="5.4048">
                <text:p>5.4048</text:p>
              </table:table-cell>
              <table:table-cell office:value-type="float" office:value="1.57738971962039">
                <text:p>1.57738971962039</text:p>
              </table:table-cell>
              <table:table-cell office:value-type="float" office:value="1.57738971962039">
                <text:p>1.57738971962039</text:p>
              </table:table-cell>
              <table:table-cell office:value-type="float" office:value="80000">
                <text:p>80000</text:p>
              </table:table-cell>
              <table:table-cell office:value-type="float" office:value="1.4294">
                <text:p>1.4294</text:p>
              </table:table-cell>
              <table:table-cell office:value-type="float" office:value="0.465733716700643">
                <text:p>0.465733716700643</text:p>
              </table:table-cell>
              <table:table-cell office:value-type="float" office:value="0.465733716700643">
                <text:p>0.465733716700643</text:p>
              </table:table-cell>
              <table:table-cell office:value-type="float" office:value="80000">
                <text:p>80000</text:p>
              </table:table-cell>
              <table:table-cell office:value-type="float" office:value="0.331">
                <text:p>0.331</text:p>
              </table:table-cell>
              <table:table-cell office:value-type="float" office:value="0.0978408407987438">
                <text:p>0.0978408407987438</text:p>
              </table:table-cell>
              <table:table-cell office:value-type="float" office:value="0.0978408407987438">
                <text:p>0.0978408407987438</text:p>
              </table:table-cell>
            </table:table-row>
            <table:table-row>
              <table:table-cell office:value-type="string">
                <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0000">
                <text:p>80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